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21a022"/>
    </style:style>
    <style:style style:name="P2" style:family="paragraph" style:parent-style-name="Standard">
      <style:text-properties officeooo:rsid="00139ee6" officeooo:paragraph-rsid="00139ee6"/>
    </style:style>
    <style:style style:name="P3" style:family="paragraph" style:parent-style-name="Standard">
      <style:text-properties fo:font-size="20pt" officeooo:rsid="00139ee6" officeooo:paragraph-rsid="00139ee6" style:font-size-asian="20pt" style:font-size-complex="20pt"/>
    </style:style>
    <style:style style:name="P4" style:family="paragraph" style:parent-style-name="Footer">
      <style:text-properties officeooo:rsid="0021002d" officeooo:paragraph-rsid="0021002d"/>
    </style:style>
    <style:style style:name="P5" style:family="paragraph" style:parent-style-name="Standard" style:list-style-name="L1">
      <style:text-properties officeooo:rsid="00139ee6" officeooo:paragraph-rsid="00139ee6"/>
    </style:style>
    <style:style style:name="P6" style:family="paragraph" style:parent-style-name="Standard" style:list-style-name="L1">
      <style:text-properties officeooo:rsid="00139ee6" officeooo:paragraph-rsid="00233797"/>
    </style:style>
    <style:style style:name="P7" style:family="paragraph" style:parent-style-name="Standard" style:list-style-name="L1">
      <style:text-properties officeooo:rsid="00139ee6" officeooo:paragraph-rsid="00162314"/>
    </style:style>
    <style:style style:name="P8" style:family="paragraph" style:parent-style-name="Standard" style:list-style-name="L1">
      <style:text-properties officeooo:rsid="0013cb54" officeooo:paragraph-rsid="0013cb54"/>
    </style:style>
    <style:style style:name="P9" style:family="paragraph" style:parent-style-name="Standard" style:list-style-name="L1">
      <style:text-properties officeooo:rsid="0013cb54" officeooo:paragraph-rsid="0024543c"/>
    </style:style>
    <style:style style:name="T1" style:family="text">
      <style:text-properties officeooo:rsid="0021a022"/>
    </style:style>
    <style:style style:name="T2" style:family="text">
      <style:text-properties officeooo:rsid="0014d48d"/>
    </style:style>
    <style:style style:name="T3" style:family="text">
      <style:text-properties officeooo:rsid="0021ab13"/>
    </style:style>
    <style:style style:name="T4" style:family="text">
      <style:text-properties officeooo:rsid="002337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ab13" style:font-weight-asian="bold" style:font-weight-complex="bold"/>
    </style:style>
    <style:style style:name="T7" style:family="text">
      <style:text-properties fo:font-weight="bold" officeooo:rsid="00233797" style:font-weight-asian="bold" style:font-weight-complex="bold"/>
    </style:style>
    <style:style style:name="T8" style:family="text">
      <style:text-properties fo:font-weight="bold" officeooo:rsid="0024543c" style:font-weight-asian="bold" style:font-weight-complex="bold"/>
    </style:style>
    <style:style style:name="T9" style:family="text">
      <style:text-properties fo:font-weight="bold" officeooo:rsid="0026dc50" style:font-weight-asian="bold" style:font-weight-complex="bold"/>
    </style:style>
    <style:style style:name="T10" style:family="text">
      <style:text-properties fo:font-weight="bold" officeooo:rsid="0028cbed" style:font-weight-asian="bold" style:font-weight-complex="bold"/>
    </style:style>
    <style:style style:name="T11" style:family="text">
      <style:text-properties fo:font-weight="bold" officeooo:rsid="002a486d" style:font-weight-asian="bold" style:font-weight-complex="bold"/>
    </style:style>
    <style:style style:name="T12" style:family="text">
      <style:text-properties officeooo:rsid="0024543c"/>
    </style:style>
    <style:style style:name="T13" style:family="text">
      <style:text-properties officeooo:rsid="002a486d"/>
    </style:style>
    <style:style style:name="T14" style:family="text">
      <style:text-properties officeooo:rsid="002c5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mine <text:span text:style-name="T3">Usage Detail</text:span></text:p>
      <text:p text:style-name="P2"/>
      <text:p text:style-name="P2"><text:span text:style-name="T1">Total amount</text:span>: <text:span text:style-name="T2">907200 (1 and 2/3 months equivalent of mining)</text:span></text:p>
      <text:p text:style-name="P2"/>
      <text:list xml:id="list3835294836" text:style-name="L1">
        <text:list-item>
          <text:p text:style-name="P5"><text:span text:style-name="T6">Airdrop</text:span><text:span text:style-name="T3"> 498960 feathers (</text:span>55.00%<text:span text:style-name="T3">)</text:span></text:p>
          <text:list>
            <text:list-item>
              <text:p text:style-name="P6"><text:span text:style-name="T6">First Airdrop </text:span><text:span text:style-name="T14">149688 feathers (30.00%)<text:line-break/>Airdrop all coins within 2 months from its start.</text:span></text:p>
            </text:list-item>
            <text:list-item>
              <text:p text:style-name="P7"><text:span text:style-name="T7">Other</text:span><text:span text:style-name="T4"> 349272 feathers (70.00%)<text:line-break/>We are planning to use portion of this to conduct second airdrop. If there was remaining, more airdrop be conducted or be moved to Reserve, otherwise it will be burned.</text:span><text:line-break/></text:p>
            </text:list-item>
          </text:list>
        </text:list-item>
        <text:list-item>
          <text:p text:style-name="P8"><text:span text:style-name="T8">Promotion </text:span><text:span text:style-name="T2">158760 feathers (17.50%)</text:span><text:line-break/><text:span text:style-name="T12">Used for promoting large scale projects in the future.</text:span><text:line-break/></text:p>
        </text:list-item>
        <text:list-item>
          <text:p text:style-name="P9"><text:span text:style-name="T8">Developer </text:span><text:span text:style-name="T5">/ </text:span><text:span text:style-name="T8">Art</text:span><text:span text:style-name="T9">ist</text:span><text:span text:style-name="T8"> Bounty</text:span><text:span text:style-name="T12"> 136080 feathers (15.00%)<text:line-break/>Distributed among early developer who provided infrastructure or useful services including desktop or mobile apps for the proper length of time.<text:line-break/>Also distributed among artist who made Feathereum related arts like images, musics, and others (we appreciate your talents!)<text:line-break/></text:span></text:p>
        </text:list-item>
        <text:list-item>
          <text:p text:style-name="P8"><text:span text:style-name="T10">Reserve </text:span><text:span text:style-name="T5">/ </text:span><text:span text:style-name="T11">Development</text:span><text:span text:style-name="T13"> 113400 feathers (12.50%)<text:line-break/>A large portion will be used as reserve.<text:line-break/>Feathereum Team will have remaining. We would distribute it to other core developer or use it as individu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21a022"/>
    </style:style>
    <style:style style:name="MP2" style:family="paragraph" style:parent-style-name="Footer">
      <style:text-properties officeooo:rsid="0021002d" officeooo:paragraph-rsid="0021002d"/>
    </style:style>
    <style:style style:name="MT1" style:family="text">
      <style:text-properties officeooo:rsid="0021a0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0 <text:span text:style-name="MT1">Apil </text:span>2018</text:p>
      </style:header>
      <style:footer>
        <text:p text:style-name="MP2">©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9:53:42.444000000</meta:creation-date>
    <dc:date>2018-04-30T22:04:13.956000000</dc:date>
    <meta:editing-duration>PT58M4S</meta:editing-duration>
    <meta:editing-cycles>2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0" meta:word-count="169" meta:character-count="1054" meta:non-whitespace-character-count="898"/>
  </office:meta>
</office:document-meta>
</file>